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 (fixed)[mV]</text:p>
          </table:table-cell>
          <table:table-cell office:value-type="string" calcext:value-type="string">
            <text:p>Ka*Am teórico</text:p>
          </table:table-cell>
          <table:table-cell table:style-name="ce1" office:value-type="string" calcext:value-type="string">
            <text:p>ΔV</text:p>
          </table:table-cell>
          <table:table-cell office:value-type="string" calcext:value-type="string">
            <text:p>Ka*Am experimental</text:p>
          </table:table-cell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0.25" calcext:value-type="float">
            <text:p>0,25</text:p>
          </table:table-cell>
          <table:table-cell office:value-type="float" office:value="27.92" calcext:value-type="float">
            <text:p>27,92</text:p>
          </table:table-cell>
          <table:table-cell office:value-type="float" office:value="0.2635" calcext:value-type="float">
            <text:p>0,2635</text:p>
          </table:table-cell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1.5" calcext:value-type="float">
            <text:p>1,5</text:p>
          </table:table-cell>
          <table:table-cell office:value-type="float" office:value="134.77" calcext:value-type="float">
            <text:p>134,77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1" calcext:value-type="float">
            <text:p>1</text:p>
          </table:table-cell>
          <table:table-cell office:value-type="float" office:value="85.45" calcext:value-type="float">
            <text:p>85,45</text:p>
          </table:table-cell>
          <table:table-cell office:value-type="float" office:value="0.91" calcext:value-type="float">
            <text:p>0,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4:17:18.980492006</meta:creation-date>
    <dc:date>2023-10-19T14:25:11.489394436</dc:date>
    <meta:editing-duration>PT7M52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